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a22f" officeooo:paragraph-rsid="001da22f"/>
    </style:style>
    <style:style style:name="P2" style:family="paragraph" style:parent-style-name="Standard">
      <style:paragraph-properties fo:text-align="justify" style:justify-single-word="false"/>
      <style:text-properties style:font-name="Courier 10 Pitch" officeooo:rsid="001edd6c" officeooo:paragraph-rsid="001edd6c"/>
    </style:style>
    <style:style style:name="P3" style:family="paragraph" style:parent-style-name="Standard">
      <style:paragraph-properties fo:text-align="justify" style:justify-single-word="false"/>
      <style:text-properties style:font-name="Courier 10 Pitch" fo:font-size="9pt" officeooo:rsid="001edd6c" officeooo:paragraph-rsid="001edd6c" style:font-size-asian="9pt" style:font-size-complex="9pt"/>
    </style:style>
    <style:style style:name="P4" style:family="paragraph" style:parent-style-name="Standard">
      <style:paragraph-properties fo:text-align="justify" style:justify-single-word="false"/>
      <style:text-properties style:font-name="Courier 10 Pitch" fo:font-size="9pt" officeooo:rsid="001da22f" officeooo:paragraph-rsid="001da22f" style:font-size-asian="9pt" style:font-size-complex="9pt"/>
    </style:style>
    <style:style style:name="P5" style:family="paragraph" style:parent-style-name="Standard">
      <style:paragraph-properties fo:text-align="justify" style:justify-single-word="false"/>
      <style:text-properties style:font-name="Courier 10 Pitch" officeooo:rsid="001da22f" officeooo:paragraph-rsid="001da22f"/>
    </style:style>
    <style:style style:name="P6" style:family="paragraph" style:parent-style-name="Standard">
      <style:text-properties style:font-name="Courier 10 Pitch" officeooo:rsid="001da22f" officeooo:paragraph-rsid="001da22f"/>
    </style:style>
    <style:style style:name="P7" style:family="paragraph" style:parent-style-name="Standard">
      <style:paragraph-properties fo:text-align="justify" style:justify-single-word="false"/>
      <style:text-properties style:font-name="Courier 10 Pitch" officeooo:rsid="0028b2bc" officeooo:paragraph-rsid="002ce79c"/>
    </style:style>
    <style:style style:name="P8" style:family="paragraph" style:parent-style-name="Standard">
      <style:text-properties style:font-name="Courier 10 Pitch" officeooo:rsid="0028b2bc" officeooo:paragraph-rsid="0029f48f"/>
    </style:style>
    <style:style style:name="P9" style:family="paragraph" style:parent-style-name="Standard">
      <style:paragraph-properties fo:text-align="justify" style:justify-single-word="false"/>
      <style:text-properties style:font-name="Courier 10 Pitch" officeooo:rsid="002ce79c" officeooo:paragraph-rsid="002ce79c"/>
    </style:style>
    <style:style style:name="P10" style:family="paragraph" style:parent-style-name="Standard">
      <style:paragraph-properties fo:text-align="justify" style:justify-single-word="false"/>
      <style:text-properties style:font-name="Courier 10 Pitch" officeooo:rsid="002f98a2" officeooo:paragraph-rsid="002f98a2"/>
    </style:style>
    <style:style style:name="P11" style:family="paragraph" style:parent-style-name="Standard">
      <style:text-properties style:font-name="Courier 10 Pitch" officeooo:rsid="002f98a2" officeooo:paragraph-rsid="002f98a2"/>
    </style:style>
    <style:style style:name="P12" style:family="paragraph" style:parent-style-name="Standard">
      <style:paragraph-properties fo:margin-left="1.251cm" fo:margin-right="0cm" fo:text-align="justify" style:justify-single-word="false" fo:text-indent="0cm" style:auto-text-indent="false"/>
      <style:text-properties style:font-name="Courier 10 Pitch" officeooo:rsid="0028b2bc" officeooo:paragraph-rsid="0029f48f"/>
    </style:style>
    <style:style style:name="P13" style:family="paragraph" style:parent-style-name="Text_20_body">
      <style:paragraph-properties fo:text-align="justify" style:justify-single-word="false"/>
      <style:text-properties officeooo:rsid="0028b2bc" officeooo:paragraph-rsid="0029f48f"/>
    </style:style>
    <style:style style:name="P14" style:family="paragraph" style:parent-style-name="Text_20_body">
      <style:paragraph-properties fo:text-align="justify" style:justify-single-word="false"/>
      <style:text-properties style:font-name="Courier 10 Pitch"/>
    </style:style>
    <style:style style:name="P15" style:family="paragraph" style:parent-style-name="Text_20_body">
      <style:paragraph-properties fo:text-align="justify" style:justify-single-word="false"/>
      <style:text-properties style:font-name="Courier 10 Pitch" fo:font-size="9pt" officeooo:rsid="0024835d" officeooo:paragraph-rsid="0024835d" style:font-size-asian="9pt" style:font-size-complex="9pt"/>
    </style:style>
    <style:style style:name="P16" style:family="paragraph" style:parent-style-name="Title">
      <style:text-properties style:font-name="Courier 10 Pitch" officeooo:paragraph-rsid="002e4b38"/>
    </style:style>
    <style:style style:name="P17" style:family="paragraph" style:parent-style-name="Standard">
      <style:text-properties style:font-name="Courier 10 Pitch" officeooo:rsid="002f98a2" officeooo:paragraph-rsid="002f98a2"/>
    </style:style>
    <style:style style:name="P18" style:family="paragraph" style:parent-style-name="Standard">
      <style:paragraph-properties fo:text-align="justify" style:justify-single-word="false"/>
      <style:text-properties style:font-name="Courier 10 Pitch" officeooo:rsid="002ce79c" officeooo:paragraph-rsid="002ce79c"/>
    </style:style>
    <style:style style:name="P19" style:family="paragraph" style:parent-style-name="Title">
      <style:text-properties style:text-position="sub 58%" style:font-name="Courier 10 Pitch" fo:font-size="9pt" officeooo:rsid="002e4b38" officeooo:paragraph-rsid="002e4b38" style:font-size-asian="9pt" style:font-size-complex="9pt"/>
    </style:style>
    <style:style style:name="P20" style:family="paragraph" style:parent-style-name="Heading_20_1">
      <style:text-properties style:font-name="Courier 10 Pitch" officeooo:paragraph-rsid="002e4b38"/>
    </style:style>
    <style:style style:name="P21" style:family="paragraph" style:parent-style-name="Heading_20_3">
      <style:text-properties style:font-name="Courier 10 Pitch"/>
    </style:style>
    <style:style style:name="P22" style:family="paragraph" style:parent-style-name="Heading_20_3">
      <style:paragraph-properties fo:text-align="justify" style:justify-single-word="false"/>
      <style:text-properties style:font-name="Courier 10 Pitch"/>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52a03" style:font-style-asian="italic" style:font-style-complex="italic"/>
    </style:style>
    <style:style style:name="T5" style:family="text">
      <style:text-properties fo:font-size="10pt" officeooo:rsid="001da22f" style:font-size-asian="10pt" style:font-size-complex="10pt"/>
    </style:style>
    <style:style style:name="T6" style:family="text">
      <style:text-properties officeooo:rsid="001edd6c"/>
    </style:style>
    <style:style style:name="T7" style:family="text">
      <style:text-properties officeooo:rsid="001f933b"/>
    </style:style>
    <style:style style:name="T8" style:family="text">
      <style:text-properties officeooo:rsid="00213280"/>
    </style:style>
    <style:style style:name="T9" style:family="text">
      <style:text-properties officeooo:rsid="0022fedf"/>
    </style:style>
    <style:style style:name="T10" style:family="text">
      <style:text-properties officeooo:rsid="00252a03"/>
    </style:style>
    <style:style style:name="T11" style:family="text">
      <style:text-properties fo:font-size="9pt" style:font-size-asian="9pt" style:font-size-complex="9pt"/>
    </style:style>
    <style:style style:name="T12" style:family="text">
      <style:text-properties fo:font-size="9pt" officeooo:rsid="0022fedf" style:font-size-asian="9pt" style:font-size-complex="9pt"/>
    </style:style>
    <style:style style:name="T13" style:family="text">
      <style:text-properties fo:font-size="9pt" officeooo:rsid="0024835d" style:font-size-asian="9pt" style:font-size-complex="9pt"/>
    </style:style>
    <style:style style:name="T14" style:family="text">
      <style:text-properties fo:font-size="9pt" officeooo:rsid="002f98a2" style:font-size-asian="9pt" style:font-size-complex="9pt"/>
    </style:style>
    <style:style style:name="T15" style:family="text">
      <style:text-properties fo:font-size="20pt" style:font-size-asian="20pt" style:font-size-complex="20pt"/>
    </style:style>
    <style:style style:name="T16" style:family="text">
      <style:text-properties fo:font-size="20pt" officeooo:rsid="001da22f" style:font-size-asian="20pt" style:font-size-complex="20pt"/>
    </style:style>
    <style:style style:name="T17" style:family="text">
      <style:text-properties officeooo:rsid="00279925"/>
    </style:style>
    <style:style style:name="T18" style:family="text">
      <style:text-properties officeooo:rsid="0029f48f"/>
    </style:style>
    <style:style style:name="T19" style:family="text">
      <style:text-properties officeooo:rsid="002ce79c"/>
    </style:style>
    <style:style style:name="T20" style:family="text">
      <style:text-properties style:font-name="Courier 10 Pitch"/>
    </style:style>
    <style:style style:name="T21" style:family="text">
      <style:text-properties officeooo:rsid="00308936"/>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5">BAGATELAS</text:span><text:span text:style-name="T15"><text:note text:id="ftn1" text:note-class="endnote"><text:note-citation>i</text:note-citation><text:note-body><text:p text:style-name="P1"><text:span text:style-name="T1">Bagatela</text:span> (del it. <text:span text:style-name="T2">Bagatella</text:span><text:bookmark text:name="cite_ref-1"/><text:a xlink:type="simple" xlink:href="https://es.wikipedia.org/wiki/Bagatela#cite_note-1" text:style-name="Internet_20_link" text:visited-style-name="Visited_20_Internet_20_Link">1</text:a> ) es una composición musical ágil y corta, sin mayores pretensiones, originaria del movimiento <text:a xlink:type="simple" xlink:href="https://es.wikipedia.org/wiki/Romántico" text:style-name="Internet_20_link" text:visited-style-name="Visited_20_Internet_20_Link">romántico</text:a>. Su forma suele ser A - B - A, con <text:a xlink:type="simple" xlink:href="https://es.wikipedia.org/wiki/Coda_%28música%29" text:style-name="Internet_20_link" text:visited-style-name="Visited_20_Internet_20_Link">coda</text:a> final.</text:p></text:note-body></text:note></text:span><text:span text:style-name="T15"> </text:span><text:span text:style-name="T5">LÍRICAS</text:span><text:span text:style-name="T16"> </text:span><text:span text:style-name="T15">DEL </text:span>ALEPH </text:p>
      <text:p text:style-name="P19">Todas las citas, si no se expresa lo contrario, son de la wikipedia – 2013/17</text:p>
      <text:h text:style-name="P20" text:outline-level="1">La bagatela de los abrazos</text:h>
      <text:section text:style-name="Sect1" text:name="Sección1">
        <text:h text:style-name="P21" text:outline-level="3">A</text:h>
        <text:p text:style-name="P2"><text:span text:style-name="T11">– </text:span><text:span text:style-name="T14">B</text:span><text:span text:style-name="T11">ueno,... o sea, decimos, si usted me pregunta por mi madre, pues sí, de acuerdo, yo ahora le hablo a usted en castellano porque aprendí la lengua, pero ella, claro, la materna...</text:span></text:p>
        <text:p text:style-name="P3"/>
        <text:p text:style-name="P3">– No, me has entendido mal. <text:span text:style-name="T7">¡</text:span>Habéis nacido en <text:span text:style-name="T7">la</text:span> lengua <text:span text:style-name="T7">española!</text:span></text:p>
        <text:p text:style-name="P3"/>
        <text:p text:style-name="P3">– Bueno, decimos, si usted me dice que he nacido en su lengua, pues, claro, entonces, mi madre, o sea, digamos, si he nacido en la lengua de mi madre y la lengua de mi madre no es la lengua en la que usted me dice que he nacido sino que es otr<text:span text:style-name="T8">a</text:span> que yo he aprendido <text:span text:style-name="T8">fuera de casa</text:span>, decimos, podríamos decir, porque he querido, pues, o sea, ¿somos vecinos? Yo <text:span text:style-name="T8">no </text:span>l<text:span text:style-name="T8">e</text:span> voy a pedir a usted que aprenda mi lengua <text:span text:style-name="T8">ni cualquiera de las otras lenguas romances. Hable usté en el idioma que...</text:span></text:p>
        <text:p text:style-name="P4"/>
        <text:p text:style-name="P4">– <text:span text:style-name="T6">¡¡No, no, no!! ¡Qué narices vecinos! ¡A ver! ¡La constitución es inviolable...</text:span></text:p>
        <text:p text:style-name="P4"/>
        <text:p text:style-name="P4">– <text:span text:style-name="T6">Vaya, bueno, inviolable, si usted no tiene en cuenta el 135 de lo económico sobre el techo de gasto social por parte de Bruselas...</text:span></text:p>
        <text:p text:style-name="P4"/>
        <text:p text:style-name="P4">– <text:span text:style-name="T6">¡Inviolable! El Tribunal Constitucional es justo y ecuánime y última autoridad en el asunto. Ni Estatutos ni urnas de cartón. ¡Ni apostasía ni apátridas!</text:span></text:p>
        <text:p text:style-name="P4"/>
        <text:p text:style-name="P4">– <text:span text:style-name="T10">Claro, claro. O sea, digamos, si usté no participa de Estatutos o de Referendos, yo tengo que decirle, porque es relacionado directamente, que tenemos apunto nuestra propia administración de hacienda y que en breve desconectaremos de la suya.</text:span></text:p>
        <text:p text:style-name="P4"/>
        <text:p text:style-name="P4">- <text:span text:style-name="T10">(Rayos y centellas. Gira en redondo y se marcha despechado)</text:span></text:p>
        <text:p text:style-name="P4"/>
        <text:p text:style-name="P4">– <text:span text:style-name="T10">Pero oiga, escuche. No se vaya. No abandone el diálogo. </text:span><text:span text:style-name="T4">Així poc que arribarem en lloc.</text:span></text:p>
        <text:h text:style-name="P22" text:outline-level="3">B</text:h>
        <text:p text:style-name="P5"><text:span text:style-name="T11">– </text:span><text:span text:style-name="T12">Son todos unos corruptos. ¡La escoria! ¡La chusma! ¡El cáncer de nuestra sociedad!</text:span></text:p>
        <text:p text:style-name="P4"/>
        <text:p text:style-name="P4">– <text:span text:style-name="T9">¿Quiénes?</text:span></text:p>
        <text:p text:style-name="P4"/>
        <text:p text:style-name="P4">– <text:span text:style-name="T9">Ellos. Los que pudiendo hacer no hacen. Los que teniendo el apoyo popular no transforman. Los que disponiendo de los presupuestos generales del estado (¡¡que es mucho dinero, ya quisieran otros gobiernos de otras épocas contar con semejante instrumental de manejo de la administración!!) no sacan a la nación de la miseria sino que se compran yates, y mansiones, y se gastan la riqueza del reino en prostitutas y armamento de recreo.</text:span></text:p>
        <text:p text:style-name="P4"/>
        <text:p text:style-name="P4">– <text:span text:style-name="T9">¿Los políticos?</text:span></text:p>
        <text:p text:style-name="P4"/>
        <text:p text:style-name="P4">– <text:span text:style-name="T9">Oligarquía de partidos. ¡¡Qué político ni cochocuarto!! Esos son peleles. Oligarquía de...</text:span></text:p>
        <text:p text:style-name="P4"/>
        <text:p text:style-name="P4">– <text:span text:style-name="T9">Pero entonces, usté intervino en la redacción de la constitución, ¿no?</text:span></text:p>
        <text:p text:style-name="P4"/>
        <text:p text:style-name="P4">– <text:span text:style-name="T9">Sí, por supuesto. Con la mayor de las atenciones y esmerándome al máximo de mis posibilidades.</text:span></text:p>
        <text:p text:style-name="P4"/>
        <text:p text:style-name="P5"><text:span text:style-name="T11">– </text:span><text:span text:style-name="T12">Perdone, perdóneme. He de marchar. Cerramos aquí la entrevista. Parece que un autobús llamado El Tramabús ha salido a rodar por España, abril 2017</text:span><text:span text:style-name="T9">.</text:span></text:p>
        <text:h text:style-name="P22" text:outline-level="3">A</text:h>
        <text:p text:style-name="P14"><text:span text:style-name="T11">– </text:span><text:span text:style-name="T13">¿Viniste desde Bruselas en la moto?</text:span></text:p>
        <text:p text:style-name="P15">– No, la dejé en el aeropuerto. ¡¡Hijos de la gran...!!</text:p>
        <text:p text:style-name="P15">– Europa... ¿Tan mal ha ido?</text:p>
        <text:p text:style-name="P15">– ¡¡Es que son imperialistas, oligarcas, plutócratas!! David esta vez ha recibido un manotazo de Goliat...</text:p>
        <text:p text:style-name="P15">– ¿Has visto eso, el cajero?</text:p>
        <text:p text:style-name="P15">– No tuve tiempo. ¿Eso es una opción? No lo creo.</text:p>
        <text:p text:style-name="P15">– Es real. Están allí. Hay gente sacando dinero y transando. Escucha,...</text:p>
        <text:p text:style-name="P15">– No. No. Yo lo entiendo. El Ministerio de Economía y Finanzas es la casa de la soberanía monetaria para el pueblo y en todo momento hay que ver qué solución y qué situación desde luego la moneda fiat ha sido un sostén y era bueno pero necesitamos un plan B <text:soft-page-break/>porque esto de la deuda ha salido fatal y ahora no vamos a salir del agujero por mucho que queramos estamos jodidos, totalmente <text:span text:style-name="T3">out</text:span>, fuera de juego, k.o., muertos, espachurrados,...</text:p>
        <text:p text:style-name="P15">– ¡Calma, vale! Calma sobre todo porque el fuego no está aquí ahora, ¿verdad? Porque tú acabas de llegar y estamos asfixiados, pero...</text:p>
        <text:p text:style-name="P15">– Respiramos, claro, sí...</text:p>
        <text:p text:style-name="P15">– Eso es, hay unos matemáticos de la universidad de...</text:p>
        <text:p text:style-name="P15">– ¿Alguien ha viajado ya al instituto Nakamoto? Vamos, yo, quisiera, participar, reunirnos con Satoshi Nakamoto, un plan de adaptación de la economía...</text:p>
        <text:p text:style-name="P15">– ¡¡Espera!!, espera. No tan rápido. Japón acogerá esta moneda criptográfica en su lista de oficiales, abriéndole una puerta de intercambio. Será en un par de años. <text:span text:style-name="T17">La moneda es deflacionaria, tiene tope de satoshis en 21 millones. </text:span>De momento, amigo, descansa. Mañana deberás exponer en el congreso lo qué te han dicho y te han dejado decir en Bruselas. No será una sesión fácil. Seguimos con el vértigo, en caída libre.</text:p>
        <text:p text:style-name="P15">– ¿Cómo? ¡Sí, sí! Claro. Oye...</text:p>
        <text:p text:style-name="P15">- Una cosa.</text:p>
        <text:p text:style-name="P15">- ¿Qué pasa?</text:p>
        <text:p text:style-name="P15">- Satoshi Nakamoto es difícil de localizar. Igual hay que buscar otro modo de contacto.</text:p>
        <text:p text:style-name="P15">- Claro. ¿Tú lo llevas?</text:p>
        <text:p text:style-name="P15">- Por supuesto. Te aviso si tal.</text:p>
        <text:p text:style-name="P15">– De acuerdo. Gracias. Adiós.</text:p>
        <text:p text:style-name="P15">– Adiós. Hasta mañana.</text:p>
        <text:p text:style-name="P15">– Hasta mañana.</text:p>
        <text:p text:style-name="P5"/>
      </text:section>
      <text:p text:style-name="P6"/>
      <text:p text:style-name="P6"/>
      <text:h text:style-name="Heading_20_3" text:outline-level="3">CODA</text:h>
      <text:p text:style-name="P6"/>
      <text:p text:style-name="P7">Cuando Monpox dejó de llamarse <text:span text:style-name="T19">'</text:span>Santa Cruz de<text:span text:style-name="T19">'</text:span> --Juan de Santa Cruz había ordenado a Andrés Zapata como Alcalde a partir de 1540 <text:span text:style-name="T19">y, después, la fundación del convento de los Padres Ermitaños Calzados de San Agustín en el siglo XVII llega con la colonización y su brazo armado de Inquisión.</text:span>--, en 1812, a 3 de noviembre, pasó a llamarse Monpos, a secas <text:span text:style-name="T19">en honor de</text:span>l Cacique Monpoj, que es lengua Malibú, en rigor, su férula, que aglutina <text:span text:style-name="T18">a g</text:span>üitacas, <text:span text:style-name="T18">c</text:span>hilloas, <text:span text:style-name="T18">c</text:span>himíes, <text:span text:style-name="T18">c</text:span>hicaguas, <text:span text:style-name="T18">j</text:span>aguas, <text:span text:style-name="T18">k</text:span>ates, <text:span text:style-name="T18">k</text:span>imbayes, <text:span text:style-name="T18">m</text:span>enchiquejos, y <text:span text:style-name="T18">t</text:span>alahiguas, y, claro está, <text:span text:style-name="T18">a m</text:span>alibúes, <text:span text:style-name="T19">y que tenía como tenientes a los también caciques Zuzua y Mahamon. <text:s/>Las pugnas que tuvieron estas tribus con la administración son narraciones que todavía pone los pelos punta leer.</text:span></text:p>
      <text:p text:style-name="P8"/>
      <text:p text:style-name="P9">Por otra parte, en la otra punta del mundo, en el seno de la vieja Europa, en la mitad de ese tiempo que va desde que, en Colombia, Juan de Santa Cruz nombra un territorio con el nombre de Santa Cruz de Monpox hasta el momento en que se lucha la independencia y al nombre del territorio se le cae el título del colonizador, mientras tanto, nacen lo que hoy llamamos derecha e izquierda políticas; si acaso, en tiempos de hegemonía financiera, tal distinción todavía ser de útil utilidad. Decimos, <text:span text:style-name="T21">de girondinos y jacobinos, de <text:s/>una lado y del otro de un “cierto centro” o polo dentro del quadrimomentum y el espectro político</text:span>:</text:p>
      <text:p text:style-name="P9"/>
      <text:p text:style-name="P9"/>
      <text:p text:style-name="P9"><text:soft-page-break/></text:p>
      <text:p text:style-name="P12"><text:span text:style-name="T3">Los girondinos representaron a la alta burguesía y querían evitar una mayor participación de los trabajadores urbanos y rurales en la política. Los jacobinos formaron la burguesía inferior y la porción pobre de la población, proponiendo una mayor participación popular en el gobierno. Dirigido por Robespierre y Saint-Just, los jacobinos eran radicales y defendieron cambios profundos en la sociedad también beneficiando a los más pobres. Los jacobinos fueron el grupo político más radical de la Convención.</text:span><text:line-break/><text:line-break/>Fuente original: Escuelapedia.com </text:p>
      <text:p text:style-name="P8"/>
      <text:p text:style-name="P13"><text:span text:style-name="T20">La </text:span><text:a xlink:type="simple" xlink:href="https://es.wikipedia.org/wiki/Provincia_de_Mompós" text:style-name="Internet_20_link" text:visited-style-name="Visited_20_Internet_20_Link"><text:span text:style-name="T20">insurrección en Mompox</text:span></text:a><text:span text:style-name="T20"> causó que ésta fuera la primera población del </text:span><text:a xlink:type="simple" xlink:href="https://es.wikipedia.org/wiki/Reino_de_la_Nueva_Granada" text:style-name="Internet_20_link" text:visited-style-name="Visited_20_Internet_20_Link"><text:span text:style-name="T20">Reino de la Nueva Granada</text:span></text:a><text:span text:style-name="T20"> que proclamara independencia absoluta de España el </text:span><text:a xlink:type="simple" xlink:href="https://es.wikipedia.org/wiki/6_de_agosto" text:style-name="Internet_20_link" text:visited-style-name="Visited_20_Internet_20_Link"><text:span text:style-name="T20">6 de agosto</text:span></text:a><text:span text:style-name="T20"> de </text:span><text:a xlink:type="simple" xlink:href="https://es.wikipedia.org/wiki/1810" text:style-name="Internet_20_link" text:visited-style-name="Visited_20_Internet_20_Link"><text:span text:style-name="T20">1810</text:span></text:a><text:span text:style-name="T20">. Se asegura que se efectuó bajo el lema «ser libres o morir».</text:span></text:p>
      <text:p text:style-name="P14">Entre la autoridad real y los criollos se empiezan a registrar roces hasta el punto de que Talledo intercepta un comunicado animando a la rebelión entre los de Piñeres de Mompóx y los de Piñeres de Cartagena. El asunto, dijo para hacer fusilar a los revoltosos en nombre del rey, no tiene mayores consecuencia para los rebeldes, pues el vicario Juan Fernández de Sotomayor quema las evidencias en el convento de San Agustín. Por esos días los rumores de una rebelión general mantenían tensas las relaciones entre el poder real y los hijos de las colonias. </text:p>
      <text:p text:style-name="P10">A veces resultará de efectivamente no disponemos de una administración de hacienda o de una moneda a la que podamos modular la inflación o de una moneda deflacionaria por definición; y, sin embargo, cualquiera que aspire a su soberanía debe contar con un modo de economía. Al margen de estos modelos económicos, tenemos en la raíz ecología con ecosistema, tenemos al administrador de la casa de todos en la raíz semántica griega, y dejando atrás, en lo poscontemporáneo, el debate de si es necesaria una religión universal o, si acaso, la economía en un mercado único es el único modo, y el monoteísmo total la única forma de convivir con la bomba nuclear de destrucción total y de la guerra total en todo el mundo. Ninguna economía puede alojar en sus postulados y artefactos financieros las variables que pueden surgir de tal conflicto.</text:p>
      <text:p text:style-name="P11"/>
      <text:p text:style-name="P11">Una vez hace doce años, en una tasca, yo trabaja sirviendo y animando el escenario, acogiendo a los <text:s/>artistas y alojando a los técnicos de luz y sonido y atrezzo, alguien me contó, codo en barra, un poco pasado, altas horas de la noche, que veía un mar de fueguitos. Y que los nadie, esos que valen menos que la bala que los mata, son las hogueri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1:19:07.762447581</meta:creation-date>
    <dc:date>2017-04-22T13:36:27.348209469</dc:date>
    <meta:editing-duration>PT1H16M53S</meta:editing-duration>
    <meta:editing-cycles>16</meta:editing-cycles>
    <meta:generator>LibreOffice/4.3.3.2$Linux_X86_64 LibreOffice_project/430m0$Build-2</meta:generator>
    <meta:document-statistic meta:table-count="0" meta:image-count="0" meta:object-count="0" meta:page-count="4" meta:paragraph-count="54" meta:word-count="1453" meta:character-count="8508" meta:non-whitespace-character-count="7070"/>
  </office:meta>
</office:document-meta>
</file>